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cc00" fo:border="0.06pt solid #000000"/>
    </style:style>
    <style:style style:name="ce3" style:family="table-cell" style:parent-style-name="Default">
      <style:table-cell-properties fo:background-color="#669900" fo:border="0.06pt solid #000000"/>
    </style:style>
    <style:style style:name="ce4" style:family="table-cell" style:parent-style-name="Default">
      <style:table-cell-properties fo:background-color="#ccff99" fo:border="0.06pt solid #000000"/>
    </style:style>
    <style:style style:name="ce5" style:family="table-cell" style:parent-style-name="Default">
      <style:table-cell-properties fo:background-color="#ffff99" fo:border="0.06pt solid #000000"/>
    </style:style>
    <style:style style:name="ce6" style:family="table-cell" style:parent-style-name="Default">
      <style:table-cell-properties fo:background-color="#cc9900" fo:border="0.06pt solid #000000"/>
    </style:style>
    <style:style style:name="ce7" style:family="table-cell" style:parent-style-name="Default">
      <style:table-cell-properties fo:background-color="#ffff66"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si setiap kecepat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59.79" calcext:value-type="float">
            <text:p>59.79</text:p>
          </table:table-cell>
          <table:table-cell table:style-name="ce6" office:value-type="float" office:value="2.49" calcext:value-type="float">
            <text:p>2.49</text:p>
          </table:table-cell>
          <table:table-cell table:style-name="ce6" office:value-type="float" office:value="34.98" calcext:value-type="float">
            <text:p>34.98</text:p>
          </table:table-cell>
          <table:table-cell table:style-name="ce6" office:value-type="float" office:value="1728" calcext:value-type="float">
            <text:p>1728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float" office:value="64.14" calcext:value-type="float">
            <text:p>64.14</text:p>
          </table:table-cell>
          <table:table-cell table:style-name="ce6" office:value-type="float" office:value="2.71" calcext:value-type="float">
            <text:p>2.71</text:p>
          </table:table-cell>
          <table:table-cell table:style-name="ce6" office:value-type="float" office:value="37.01" calcext:value-type="float">
            <text:p>37.01</text:p>
          </table:table-cell>
          <table:table-cell table:style-name="ce6" office:value-type="float" office:value="1021" calcext:value-type="float">
            <text:p>1021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float" office:value="67.16" calcext:value-type="float">
            <text:p>67.16</text:p>
          </table:table-cell>
          <table:table-cell table:style-name="ce6" office:value-type="float" office:value="2.93" calcext:value-type="float">
            <text:p>2.93</text:p>
          </table:table-cell>
          <table:table-cell table:style-name="ce6" office:value-type="float" office:value="31.39" calcext:value-type="float">
            <text:p>31.39</text:p>
          </table:table-cell>
          <table:table-cell table:style-name="ce6" office:value-type="float" office:value="1417" calcext:value-type="float">
            <text:p>1417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float" office:value="62.83" calcext:value-type="float">
            <text:p>62.83</text:p>
          </table:table-cell>
          <table:table-cell table:style-name="ce6" office:value-type="float" office:value="2.57" calcext:value-type="float">
            <text:p>2.57</text:p>
          </table:table-cell>
          <table:table-cell table:style-name="ce6" office:value-type="float" office:value="31.46" calcext:value-type="float">
            <text:p>31.46</text:p>
          </table:table-cell>
          <table:table-cell table:style-name="ce6" office:value-type="float" office:value="1722" calcext:value-type="float">
            <text:p>1722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float" office:value="62.24" calcext:value-type="float">
            <text:p>62.24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34.36" calcext:value-type="float">
            <text:p>34.36</text:p>
          </table:table-cell>
          <table:table-cell table:style-name="ce6" office:value-type="float" office:value="1688" calcext:value-type="float">
            <text:p>1688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float" office:value="49.24" calcext:value-type="float">
            <text:p>49.24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33.2" calcext:value-type="float">
            <text:p>33.2</text:p>
          </table:table-cell>
          <table:table-cell table:style-name="ce6" office:value-type="float" office:value="1614" calcext:value-type="float">
            <text:p>1614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float" office:value="50.26" calcext:value-type="float">
            <text:p>50.26</text:p>
          </table:table-cell>
          <table:table-cell table:style-name="ce6" office:value-type="float" office:value="2.09" calcext:value-type="float">
            <text:p>2.09</text:p>
          </table:table-cell>
          <table:table-cell table:style-name="ce6" office:value-type="float" office:value="90.68" calcext:value-type="float">
            <text:p>90.68</text:p>
          </table:table-cell>
          <table:table-cell table:style-name="ce6" office:value-type="float" office:value="1424" calcext:value-type="float">
            <text:p>1424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69.07" calcext:value-type="float">
            <text:p>69.07</text:p>
          </table:table-cell>
          <table:table-cell table:style-name="ce6" office:value-type="float" office:value="2.88" calcext:value-type="float">
            <text:p>2.88</text:p>
          </table:table-cell>
          <table:table-cell table:style-name="ce6" office:value-type="float" office:value="36.9" calcext:value-type="float">
            <text:p>36.9</text:p>
          </table:table-cell>
          <table:table-cell table:style-name="ce6" office:value-type="float" office:value="1402" calcext:value-type="float">
            <text:p>1402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float" office:value="63.05" calcext:value-type="float">
            <text:p>63.05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31.87" calcext:value-type="float">
            <text:p>31.87</text:p>
          </table:table-cell>
          <table:table-cell table:style-name="ce6" office:value-type="float" office:value="1800" calcext:value-type="float">
            <text:p>1800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6" office:value-type="float" office:value="62.94" calcext:value-type="float">
            <text:p>62.94</text:p>
          </table:table-cell>
          <table:table-cell table:style-name="ce6" office:value-type="float" office:value="2.66" calcext:value-type="float">
            <text:p>2.66</text:p>
          </table:table-cell>
          <table:table-cell table:style-name="ce6" office:value-type="float" office:value="39.49" calcext:value-type="float">
            <text:p>39.49</text:p>
          </table:table-cell>
          <table:table-cell table:style-name="ce6" office:value-type="float" office:value="1086" calcext:value-type="float">
            <text:p>1086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5.45" calcext:value-type="float">
            <text:p>55.4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31.06" calcext:value-type="float">
            <text:p>31.06</text:p>
          </table:table-cell>
          <table:table-cell table:style-name="ce4" office:value-type="float" office:value="1479" calcext:value-type="float">
            <text:p>1479</text:p>
          </table:table-cell>
          <table:table-cell table:number-columns-repeated="3"/>
          <table:table-cell table:style-name="ce8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float" office:value="62.56" calcext:value-type="float">
            <text:p>62.56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27.03" calcext:value-type="float">
            <text:p>27.03</text:p>
          </table:table-cell>
          <table:table-cell table:style-name="ce4" office:value-type="float" office:value="1074" calcext:value-type="float">
            <text:p>107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float" office:value="59.18" calcext:value-type="float">
            <text:p>59.18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26.99" calcext:value-type="float">
            <text:p>26.99</text:p>
          </table:table-cell>
          <table:table-cell table:style-name="ce4" office:value-type="float" office:value="1996" calcext:value-type="float">
            <text:p>199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58.54" calcext:value-type="float">
            <text:p>58.54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1811" calcext:value-type="float">
            <text:p>181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float" office:value="50.79" calcext:value-type="float">
            <text:p>50.79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36.13" calcext:value-type="float">
            <text:p>36.13</text:p>
          </table:table-cell>
          <table:table-cell table:style-name="ce4" office:value-type="float" office:value="1035" calcext:value-type="float">
            <text:p>103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float" office:value="61.93" calcext:value-type="float">
            <text:p>61.93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33.38" calcext:value-type="float">
            <text:p>33.38</text:p>
          </table:table-cell>
          <table:table-cell table:style-name="ce4" office:value-type="float" office:value="1938" calcext:value-type="float">
            <text:p>193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57.43" calcext:value-type="float">
            <text:p>57.43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28.85" calcext:value-type="float">
            <text:p>28.85</text:p>
          </table:table-cell>
          <table:table-cell table:style-name="ce4" office:value-type="float" office:value="1568" calcext:value-type="float">
            <text:p>156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53.23" calcext:value-type="float">
            <text:p>53.2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33.69" calcext:value-type="float">
            <text:p>33.69</text:p>
          </table:table-cell>
          <table:table-cell table:style-name="ce4" office:value-type="float" office:value="1224" calcext:value-type="float">
            <text:p>122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float" office:value="59.31" calcext:value-type="float">
            <text:p>59.31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29.63" calcext:value-type="float">
            <text:p>29.63</text:p>
          </table:table-cell>
          <table:table-cell table:style-name="ce4" office:value-type="float" office:value="1442" calcext:value-type="float">
            <text:p>1442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.32" calcext:value-type="float">
            <text:p>2.32</text:p>
          </table:table-cell>
          <table:table-cell table:style-name="ce4" office:value-type="float" office:value="34.13" calcext:value-type="float">
            <text:p>34.13</text:p>
          </table:table-cell>
          <table:table-cell table:style-name="ce4" office:value-type="float" office:value="1426" calcext:value-type="float">
            <text:p>1426</text:p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.88" calcext:value-type="float">
            <text:p>58.88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3.91" calcext:value-type="float">
            <text:p>33.91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2.22" calcext:value-type="float">
            <text:p>52.22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30.44" calcext:value-type="float">
            <text:p>30.44</text:p>
          </table:table-cell>
          <table:table-cell table:style-name="ce4" office:value-type="float" office:value="1511" calcext:value-type="float">
            <text:p>1511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30.98" calcext:value-type="float">
            <text:p>30.98</text:p>
          </table:table-cell>
          <table:table-cell table:style-name="ce4" office:value-type="float" office:value="1604" calcext:value-type="float">
            <text:p>1604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8.67" calcext:value-type="float">
            <text:p>58.67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30.66" calcext:value-type="float">
            <text:p>30.66</text:p>
          </table:table-cell>
          <table:table-cell table:style-name="ce4" office:value-type="float" office:value="1438" calcext:value-type="float">
            <text:p>1438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49.74" calcext:value-type="float">
            <text:p>49.74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31.34" calcext:value-type="float">
            <text:p>31.34</text:p>
          </table:table-cell>
          <table:table-cell table:style-name="ce4" office:value-type="float" office:value="1386" calcext:value-type="float">
            <text:p>138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60.1" calcext:value-type="float">
            <text:p>60.1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27.16" calcext:value-type="float">
            <text:p>27.16</text:p>
          </table:table-cell>
          <table:table-cell table:style-name="ce4" office:value-type="float" office:value="1430" calcext:value-type="float">
            <text:p>143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2.62" calcext:value-type="float">
            <text:p>62.62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30.75" calcext:value-type="float">
            <text:p>30.75</text:p>
          </table:table-cell>
          <table:table-cell table:style-name="ce4" office:value-type="float" office:value="1565" calcext:value-type="float">
            <text:p>156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9.49" calcext:value-type="float">
            <text:p>59.49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663" calcext:value-type="float">
            <text:p>1663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56.15" calcext:value-type="float">
            <text:p>56.15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26.67" calcext:value-type="float">
            <text:p>26.67</text:p>
          </table:table-cell>
          <table:table-cell table:style-name="ce4" office:value-type="float" office:value="1439" calcext:value-type="float">
            <text:p>1439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.44" calcext:value-type="float">
            <text:p>44.44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817.01" calcext:value-type="float">
            <text:p>817.01</text:p>
          </table:table-cell>
          <table:table-cell table:style-name="ce4" office:value-type="float" office:value="1387" calcext:value-type="float">
            <text:p>1387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3.16" calcext:value-type="float">
            <text:p>53.16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32.52" calcext:value-type="float">
            <text:p>32.52</text:p>
          </table:table-cell>
          <table:table-cell table:style-name="ce3" office:value-type="float" office:value="1456" calcext:value-type="float">
            <text:p>145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3" office:value-type="float" office:value="58.29" calcext:value-type="float">
            <text:p>58.29</text:p>
          </table:table-cell>
          <table:table-cell table:style-name="ce3" office:value-type="float" office:value="2.48" calcext:value-type="float">
            <text:p>2.48</text:p>
          </table:table-cell>
          <table:table-cell table:style-name="ce3" office:value-type="float" office:value="368.06" calcext:value-type="float">
            <text:p>368.06</text:p>
          </table:table-cell>
          <table:table-cell table:style-name="ce3" office:value-type="float" office:value="1563" calcext:value-type="float">
            <text:p>1563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84" calcext:value-type="float">
            <text:p>1.84</text:p>
          </table:table-cell>
          <table:table-cell table:style-name="ce3" office:value-type="float" office:value="27.33" calcext:value-type="float">
            <text:p>27.33</text:p>
          </table:table-cell>
          <table:table-cell table:style-name="ce3" office:value-type="float" office:value="1372" calcext:value-type="float">
            <text:p>1372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3" office:value-type="float" office:value="58.42" calcext:value-type="float">
            <text:p>58.42</text:p>
          </table:table-cell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34.99" calcext:value-type="float">
            <text:p>34.99</text:p>
          </table:table-cell>
          <table:table-cell table:style-name="ce3" office:value-type="float" office:value="1454" calcext:value-type="float">
            <text:p>1454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3" office:value-type="float" office:value="50.77" calcext:value-type="float">
            <text:p>50.77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37.35" calcext:value-type="float">
            <text:p>37.35</text:p>
          </table:table-cell>
          <table:table-cell table:style-name="ce3" office:value-type="float" office:value="1495" calcext:value-type="float">
            <text:p>1495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.31" calcext:value-type="float">
            <text:p>28.31</text:p>
          </table:table-cell>
          <table:table-cell table:style-name="ce3" office:value-type="float" office:value="1512" calcext:value-type="float">
            <text:p>1512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3" office:value-type="float" office:value="54.31" calcext:value-type="float">
            <text:p>54.31</text:p>
          </table:table-cell>
          <table:table-cell table:style-name="ce3" office:value-type="float" office:value="2.29" calcext:value-type="float">
            <text:p>2.29</text:p>
          </table:table-cell>
          <table:table-cell table:style-name="ce3" office:value-type="float" office:value="33.23" calcext:value-type="float">
            <text:p>33.23</text:p>
          </table:table-cell>
          <table:table-cell table:style-name="ce3" office:value-type="float" office:value="1568" calcext:value-type="float">
            <text:p>156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3" office:value-type="float" office:value="61.22" calcext:value-type="float">
            <text:p>61.22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34.51" calcext:value-type="float">
            <text:p>34.51</text:p>
          </table:table-cell>
          <table:table-cell table:style-name="ce3" office:value-type="float" office:value="1576" calcext:value-type="float">
            <text:p>157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30.6" calcext:value-type="float">
            <text:p>30.6</text:p>
          </table:table-cell>
          <table:table-cell table:style-name="ce3" office:value-type="float" office:value="1508" calcext:value-type="float">
            <text:p>150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3" office:value-type="float" office:value="60.8" calcext:value-type="float">
            <text:p>60.8</text:p>
          </table:table-cell>
          <table:table-cell table:style-name="ce3" office:value-type="float" office:value="2.59" calcext:value-type="float">
            <text:p>2.59</text:p>
          </table:table-cell>
          <table:table-cell table:style-name="ce3" office:value-type="float" office:value="30.47" calcext:value-type="float">
            <text:p>30.47</text:p>
          </table:table-cell>
          <table:table-cell table:style-name="ce3" office:value-type="float" office:value="1594" calcext:value-type="float">
            <text:p>159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55.33" calcext:value-type="float">
            <text:p>55.33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1487" calcext:value-type="float">
            <text:p>148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2" office:value-type="float" office:value="57.21" calcext:value-type="float">
            <text:p>57.21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09" calcext:value-type="float">
            <text:p>150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2" office:value-type="float" office:value="57.73" calcext:value-type="float">
            <text:p>57.7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32.34" calcext:value-type="float">
            <text:p>32.34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2" office:value-type="float" office:value="54.37" calcext:value-type="float">
            <text:p>54.3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1664" calcext:value-type="float">
            <text:p>166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2" office:value-type="float" office:value="56.22" calcext:value-type="float">
            <text:p>56.22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 office:value-type="float" office:value="1629" calcext:value-type="float">
            <text:p>1629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2" office:value-type="float" office:value="48.98" calcext:value-type="float">
            <text:p>48.9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7.63" calcext:value-type="float">
            <text:p>27.63</text:p>
          </table:table-cell>
          <table:table-cell table:style-name="ce2" office:value-type="float" office:value="1408" calcext:value-type="float">
            <text:p>1408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2" office:value-type="float" office:value="39.39" calcext:value-type="float">
            <text:p>39.39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30.29" calcext:value-type="float">
            <text:p>30.29</text:p>
          </table:table-cell>
          <table:table-cell table:style-name="ce2" office:value-type="float" office:value="1447" calcext:value-type="float">
            <text:p>144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50.76" calcext:value-type="float">
            <text:p>50.76</text:p>
          </table:table-cell>
          <table:table-cell table:style-name="ce2" office:value-type="float" office:value="1473" calcext:value-type="float">
            <text:p>1473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2" office:value-type="float" office:value="65.48" calcext:value-type="float">
            <text:p>65.48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25.74" calcext:value-type="float">
            <text:p>25.74</text:p>
          </table:table-cell>
          <table:table-cell table:style-name="ce2" office:value-type="float" office:value="1445" calcext:value-type="float">
            <text:p>144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2.36" calcext:value-type="float">
            <text:p>42.36</text:p>
          </table:table-cell>
          <table:table-cell table:style-name="ce5" office:value-type="float" office:value="1.84" calcext:value-type="float">
            <text:p>1.84</text:p>
          </table:table-cell>
          <table:table-cell table:style-name="ce5" office:value-type="float" office:value="33.95" calcext:value-type="float">
            <text:p>33.95</text:p>
          </table:table-cell>
          <table:table-cell table:style-name="ce5" office:value-type="float" office:value="1549" calcext:value-type="float">
            <text:p>1549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5" office:value-type="float" office:value="56.57" calcext:value-type="float">
            <text:p>56.57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56.85" calcext:value-type="float">
            <text:p>56.85</text:p>
          </table:table-cell>
          <table:table-cell table:style-name="ce5" office:value-type="float" office:value="1603" calcext:value-type="float">
            <text:p>160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5" office:value-type="float" office:value="45.45" calcext:value-type="float">
            <text:p>45.45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79.78" calcext:value-type="float">
            <text:p>79.78</text:p>
          </table:table-cell>
          <table:table-cell table:style-name="ce5" office:value-type="float" office:value="1485" calcext:value-type="float">
            <text:p>148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5" office:value-type="float" office:value="54.15" calcext:value-type="float">
            <text:p>54.15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30.87" calcext:value-type="float">
            <text:p>30.87</text:p>
          </table:table-cell>
          <table:table-cell table:style-name="ce5" office:value-type="float" office:value="1450" calcext:value-type="float">
            <text:p>145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5" office:value-type="float" office:value="58.55" calcext:value-type="float">
            <text:p>58.55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33.79" calcext:value-type="float">
            <text:p>33.79</text:p>
          </table:table-cell>
          <table:table-cell table:style-name="ce5" office:value-type="float" office:value="1513" calcext:value-type="float">
            <text:p>151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4.5" calcext:value-type="float">
            <text:p>24.5</text:p>
          </table:table-cell>
          <table:table-cell table:style-name="ce5" office:value-type="float" office:value="1392" calcext:value-type="float">
            <text:p>139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5" office:value-type="float" office:value="52.31" calcext:value-type="float">
            <text:p>52.31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123.4" calcext:value-type="float">
            <text:p>123.4</text:p>
          </table:table-cell>
          <table:table-cell table:style-name="ce5" office:value-type="float" office:value="1529" calcext:value-type="float">
            <text:p>1529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36.44" calcext:value-type="float">
            <text:p>36.44</text:p>
          </table:table-cell>
          <table:table-cell table:style-name="ce5" office:value-type="float" office:value="1712" calcext:value-type="float">
            <text:p>171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5" office:value-type="float" office:value="40.3" calcext:value-type="float">
            <text:p>40.3</text:p>
          </table:table-cell>
          <table:table-cell table:style-name="ce5" office:value-type="float" office:value="1.73" calcext:value-type="float">
            <text:p>1.73</text:p>
          </table:table-cell>
          <table:table-cell table:style-name="ce5" office:value-type="float" office:value="35.87" calcext:value-type="float">
            <text:p>35.87</text:p>
          </table:table-cell>
          <table:table-cell table:style-name="ce5" office:value-type="float" office:value="1531" calcext:value-type="float">
            <text:p>1531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5" office:value-type="float" office:value="59.38" calcext:value-type="float">
            <text:p>59.38</text:p>
          </table:table-cell>
          <table:table-cell table:style-name="ce5" office:value-type="float" office:value="2.44" calcext:value-type="float">
            <text:p>2.44</text:p>
          </table:table-cell>
          <table:table-cell table:style-name="ce5" office:value-type="float" office:value="30.45" calcext:value-type="float">
            <text:p>30.45</text:p>
          </table:table-cell>
          <table:table-cell table:style-name="ce5" office:value-type="float" office:value="1498" calcext:value-type="float">
            <text:p>1498</text:p>
          </table:table-cell>
          <table:table-cell table:number-columns-repeated="1006"/>
        </table:table-row>
        <table:table-row table:style-name="ro1" table:number-rows-repeated="1048514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EVALUASI PDR" table:style-name="ta1">
        <table:shapes>
          <draw:frame draw:z-index="0" draw:style-name="gr1" draw:text-style-name="P1" svg:width="595.02pt" svg:height="256.9pt" svg:x="255.71pt" svg:y="57.83pt">
            <loext:p draw:notify-on-update-of-ranges="'EVALUASI PDR'.E2:'EVALUASI PDR'.J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skenario</text:p>
          </table:table-cell>
          <table:table-cell table:style-name="ce1" office:value-type="string" calcext:value-type="string">
            <text:p>PD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59.79" calcext:value-type="float">
            <text:p>59.79</text:p>
          </table:table-cell>
          <table:table-cell table:style-name="ce10"/>
          <table:table-cell table:formula="of:=AVERAGE([.C2:.C11])" office:value-type="float" office:value="61.072" calcext:value-type="float">
            <text:p>61.072</text:p>
          </table:table-cell>
          <table:table-cell table:formula="of:=AVERAGE([.C12:.C21])" office:value-type="float" office:value="57.242" calcext:value-type="float">
            <text:p>57.242</text:p>
          </table:table-cell>
          <table:table-cell table:style-name="ce11" table:formula="of:=AVERAGE([.C22:.C31])" office:value-type="float" office:value="56.711" calcext:value-type="float">
            <text:p>56.711</text:p>
          </table:table-cell>
          <table:table-cell table:style-name="ce11" table:formula="of:=AVERAGE([.C32:.C41])" office:value-type="float" office:value="55.697" calcext:value-type="float">
            <text:p>55.697</text:p>
          </table:table-cell>
          <table:table-cell table:style-name="ce11" table:formula="of:=AVERAGE([.C42:.C51])" office:value-type="float" office:value="53.571" calcext:value-type="float">
            <text:p>53.571</text:p>
          </table:table-cell>
          <table:table-cell table:style-name="ce11" table:formula="of:=AVERAGE([.C52:.C61])" office:value-type="float" office:value="52.549" calcext:value-type="float">
            <text:p>52.549</text:p>
          </table:table-cell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6" office:value-type="float" office:value="64.14" calcext:value-type="float">
            <text:p>64.1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6" office:value-type="float" office:value="67.16" calcext:value-type="float">
            <text:p>67.1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6" office:value-type="float" office:value="62.83" calcext:value-type="float">
            <text:p>62.83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6" office:value-type="float" office:value="62.24" calcext:value-type="float">
            <text:p>62.2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6" office:value-type="float" office:value="49.24" calcext:value-type="float">
            <text:p>49.2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6" office:value-type="float" office:value="50.26" calcext:value-type="float">
            <text:p>50.2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6" office:value-type="float" office:value="69.07" calcext:value-type="float">
            <text:p>69.07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6" office:value-type="float" office:value="63.05" calcext:value-type="float">
            <text:p>63.05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6" office:value-type="float" office:value="62.94" calcext:value-type="float">
            <text:p>62.9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5.45" calcext:value-type="float">
            <text:p>55.4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float" office:value="62.56" calcext:value-type="float">
            <text:p>62.5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float" office:value="59.18" calcext:value-type="float">
            <text:p>59.1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office:value-type="float" office:value="58.54" calcext:value-type="float">
            <text:p>58.5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50.79" calcext:value-type="float">
            <text:p>50.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float" office:value="61.93" calcext:value-type="float">
            <text:p>61.9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float" office:value="57.43" calcext:value-type="float">
            <text:p>57.4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53.23" calcext:value-type="float">
            <text:p>53.2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office:value-type="float" office:value="59.31" calcext:value-type="float">
            <text:p>59.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.88" calcext:value-type="float">
            <text:p>58.8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float" office:value="52.22" calcext:value-type="float">
            <text:p>52.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float" office:value="64.8" calcext:value-type="float">
            <text:p>64.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58.67" calcext:value-type="float">
            <text:p>58.6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49.74" calcext:value-type="float">
            <text:p>49.7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float" office:value="60.1" calcext:value-type="float">
            <text:p>60.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office:value-type="float" office:value="62.62" calcext:value-type="float">
            <text:p>62.6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office:value-type="float" office:value="59.49" calcext:value-type="float">
            <text:p>59.4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office:value-type="float" office:value="56.15" calcext:value-type="float">
            <text:p>56.1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.44" calcext:value-type="float">
            <text:p>44.44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3.16" calcext:value-type="float">
            <text:p>53.1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3" office:value-type="float" office:value="58.29" calcext:value-type="float">
            <text:p>58.2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" office:value-type="float" office:value="58.42" calcext:value-type="float">
            <text:p>58.4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" office:value-type="float" office:value="50.77" calcext:value-type="float">
            <text:p>50.7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3" office:value-type="float" office:value="54.31" calcext:value-type="float">
            <text:p>54.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3" office:value-type="float" office:value="61.22" calcext:value-type="float">
            <text:p>61.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3" office:value-type="float" office:value="60.8" calcext:value-type="float">
            <text:p>60.8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55.33" calcext:value-type="float">
            <text:p>55.3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2" office:value-type="float" office:value="57.21" calcext:value-type="float">
            <text:p>57.2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2" office:value-type="float" office:value="57.73" calcext:value-type="float">
            <text:p>57.7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2" office:value-type="float" office:value="54.37" calcext:value-type="float">
            <text:p>54.3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2" office:value-type="float" office:value="56.22" calcext:value-type="float">
            <text:p>56.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2" office:value-type="float" office:value="48.98" calcext:value-type="float">
            <text:p>48.9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2" office:value-type="float" office:value="39.39" calcext:value-type="float">
            <text:p>39.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2" office:value-type="float" office:value="65.48" calcext:value-type="float">
            <text:p>65.48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2.36" calcext:value-type="float">
            <text:p>42.3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5" office:value-type="float" office:value="56.57" calcext:value-type="float">
            <text:p>56.5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5" office:value-type="float" office:value="45.45" calcext:value-type="float">
            <text:p>45.4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5" office:value-type="float" office:value="54.15" calcext:value-type="float">
            <text:p>54.1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5" office:value-type="float" office:value="58.55" calcext:value-type="float">
            <text:p>58.5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5" office:value-type="float" office:value="58.21" calcext:value-type="float">
            <text:p>58.2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5" office:value-type="float" office:value="52.31" calcext:value-type="float">
            <text:p>52.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5" office:value-type="float" office:value="58.21" calcext:value-type="float">
            <text:p>58.2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5" office:value-type="float" office:value="40.3" calcext:value-type="float">
            <text:p>40.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5" office:value-type="float" office:value="59.38" calcext:value-type="float">
            <text:p>59.38</text:p>
          </table:table-cell>
          <table:table-cell table:number-columns-repeated="7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VALUASI THROUGHPUT" table:style-name="ta1">
        <table:shapes>
          <draw:frame draw:z-index="0" draw:style-name="gr1" draw:text-style-name="P1" svg:width="595.02pt" svg:height="256.9pt" svg:x="255.71pt" svg:y="57.83pt">
            <loext:p draw:notify-on-update-of-ranges="'EVALUASI THROUGHPUT'.E2:'EVALUASI THROUGHPUT'.J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sk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.49" calcext:value-type="float">
            <text:p>2.49</text:p>
          </table:table-cell>
          <table:table-cell table:style-name="ce10"/>
          <table:table-cell table:formula="of:=AVERAGE([.C2:.C11])" office:value-type="float" office:value="2.575" calcext:value-type="float">
            <text:p>2.575</text:p>
          </table:table-cell>
          <table:table-cell table:formula="of:=AVERAGE([.C12:.C21])" office:value-type="float" office:value="2.456" calcext:value-type="float">
            <text:p>2.456</text:p>
          </table:table-cell>
          <table:table-cell table:style-name="ce11" table:formula="of:=AVERAGE([.C22:.C31])" office:value-type="float" office:value="2.39" calcext:value-type="float">
            <text:p>2.39</text:p>
          </table:table-cell>
          <table:table-cell table:style-name="ce11" table:formula="of:=AVERAGE([.C32:.C41])" office:value-type="float" office:value="2.351" calcext:value-type="float">
            <text:p>2.351</text:p>
          </table:table-cell>
          <table:table-cell table:style-name="ce11" table:formula="of:=AVERAGE([.C42:.C51])" office:value-type="float" office:value="2.281" calcext:value-type="float">
            <text:p>2.281</text:p>
          </table:table-cell>
          <table:table-cell table:style-name="ce11" table:formula="of:=AVERAGE([.C52:.C61])" office:value-type="float" office:value="2.231" calcext:value-type="float">
            <text:p>2.231</text:p>
          </table:table-cell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6" office:value-type="float" office:value="2.71" calcext:value-type="float">
            <text:p>2.71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6" office:value-type="float" office:value="2.93" calcext:value-type="float">
            <text:p>2.93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6" office:value-type="float" office:value="2.57" calcext:value-type="float">
            <text:p>2.57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6" office:value-type="float" office:value="2.6" calcext:value-type="float">
            <text:p>2.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6" office:value-type="float" office:value="2.08" calcext:value-type="float">
            <text:p>2.08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6" office:value-type="float" office:value="2.09" calcext:value-type="float">
            <text:p>2.09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6" office:value-type="float" office:value="2.88" calcext:value-type="float">
            <text:p>2.88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6" office:value-type="float" office:value="2.74" calcext:value-type="float">
            <text:p>2.7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6" office:value-type="float" office:value="2.66" calcext:value-type="float">
            <text:p>2.6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float" office:value="2.72" calcext:value-type="float">
            <text:p>2.7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office:value-type="float" office:value="2.57" calcext:value-type="float">
            <text:p>2.5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float" office:value="2.48" calcext:value-type="float">
            <text:p>2.4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2.32" calcext:value-type="float">
            <text:p>2.32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48" calcext:value-type="float">
            <text:p>2.4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float" office:value="2.27" calcext:value-type="float">
            <text:p>2.2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float" office:value="2.72" calcext:value-type="float">
            <text:p>2.7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2.46" calcext:value-type="float">
            <text:p>2.4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2.05" calcext:value-type="float">
            <text:p>2.0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office:value-type="float" office:value="2.77" calcext:value-type="float">
            <text:p>2.7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office:value-type="float" office:value="2.48" calcext:value-type="float">
            <text:p>2.4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88" calcext:value-type="float">
            <text:p>1.88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3" office:value-type="float" office:value="2.48" calcext:value-type="float">
            <text:p>2.4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"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" office:value-type="float" office:value="2.53" calcext:value-type="float">
            <text:p>2.5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" office:value-type="float" office:value="2.11" calcext:value-type="float">
            <text:p>2.1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3" office:value-type="float" office:value="2.29" calcext:value-type="float">
            <text:p>2.2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3" office:value-type="float" office:value="2.56" calcext:value-type="float">
            <text:p>2.5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3" office:value-type="float" office:value="2.45" calcext:value-type="float">
            <text:p>2.4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3" office:value-type="float" office:value="2.59" calcext:value-type="float">
            <text:p>2.59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.33" calcext:value-type="float">
            <text:p>2.3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2" office:value-type="float" office:value="2.46" calcext:value-type="float">
            <text:p>2.4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2"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2" office:value-type="float" office:value="2.41" calcext:value-type="float">
            <text:p>2.4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2" office:value-type="float" office:value="2.66" calcext:value-type="float">
            <text:p>2.6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2" office:value-type="float" office:value="1.67" calcext:value-type="float">
            <text:p>1.6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2" office:value-type="float" office:value="1.67" calcext:value-type="float">
            <text:p>1.6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5" office:value-type="float" office:value="2.39" calcext:value-type="float">
            <text:p>2.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5" office:value-type="float" office:value="1.93" calcext:value-type="float">
            <text:p>1.9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5" office:value-type="float" office:value="2.37" calcext:value-type="float">
            <text:p>2.3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5" office:value-type="float" office:value="2.42" calcext:value-type="float">
            <text:p>2.4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5" office:value-type="float" office:value="2.18" calcext:value-type="float">
            <text:p>2.1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5" office:value-type="float" office:value="2.51" calcext:value-type="float">
            <text:p>2.5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5" office:value-type="float" office:value="1.73" calcext:value-type="float">
            <text:p>1.7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5" office:value-type="float" office:value="2.44" calcext:value-type="float">
            <text:p>2.44</text:p>
          </table:table-cell>
          <table:table-cell table:number-columns-repeated="7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VALUASI E2ED" table:style-name="ta1">
        <table:shapes>
          <draw:frame draw:z-index="0" draw:style-name="gr1" draw:text-style-name="P1" svg:width="595.02pt" svg:height="256.9pt" svg:x="255.71pt" svg:y="57.83pt">
            <loext:p draw:notify-on-update-of-ranges="'EVALUASI E2ED'.E2:'EVALUASI E2ED'.J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skenario</text:p>
          </table:table-cell>
          <table:table-cell table:style-name="ce1" office:value-type="string" calcext:value-type="string">
            <text:p>E2E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4.98" calcext:value-type="float">
            <text:p>34.98</text:p>
          </table:table-cell>
          <table:table-cell table:style-name="ce10"/>
          <table:table-cell table:formula="of:=AVERAGE([.C2:.C11])" office:value-type="float" office:value="40.134" calcext:value-type="float">
            <text:p>40.134</text:p>
          </table:table-cell>
          <table:table-cell table:formula="of:=AVERAGE([.C12:.C21])" office:value-type="float" office:value="31.169" calcext:value-type="float">
            <text:p>31.169</text:p>
          </table:table-cell>
          <table:table-cell table:style-name="ce11" table:formula="of:=AVERAGE([.C22:.C31])" office:value-type="float" office:value="108.942" calcext:value-type="float">
            <text:p>108.942</text:p>
          </table:table-cell>
          <table:table-cell table:style-name="ce11" table:formula="of:=AVERAGE([.C32:.C41])" office:value-type="float" office:value="65.737" calcext:value-type="float">
            <text:p>65.737</text:p>
          </table:table-cell>
          <table:table-cell table:style-name="ce11" table:formula="of:=AVERAGE([.C42:.C51])" office:value-type="float" office:value="32.398" calcext:value-type="float">
            <text:p>32.398</text:p>
          </table:table-cell>
          <table:table-cell table:style-name="ce11" table:formula="of:=AVERAGE([.C52:.C61])" office:value-type="float" office:value="48.59" calcext:value-type="float">
            <text:p>48.59</text:p>
          </table:table-cell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6" office:value-type="float" office:value="37.01" calcext:value-type="float">
            <text:p>37.01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6" office:value-type="float" office:value="31.39" calcext:value-type="float">
            <text:p>31.39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6" office:value-type="float" office:value="31.46" calcext:value-type="float">
            <text:p>31.4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6" office:value-type="float" office:value="34.36" calcext:value-type="float">
            <text:p>34.3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6" office:value-type="float" office:value="33.2" calcext:value-type="float">
            <text:p>33.2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6" office:value-type="float" office:value="90.68" calcext:value-type="float">
            <text:p>90.68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6" office:value-type="float" office:value="36.9" calcext:value-type="float">
            <text:p>36.9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6" office:value-type="float" office:value="31.87" calcext:value-type="float">
            <text:p>31.87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6" office:value-type="float" office:value="39.49" calcext:value-type="float">
            <text:p>39.49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.06" calcext:value-type="float">
            <text:p>31.0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float" office:value="27.03" calcext:value-type="float">
            <text:p>27.0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float" office:value="26.99" calcext:value-type="float">
            <text:p>26.9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office:value-type="float" office:value="30.8" calcext:value-type="float">
            <text:p>30.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36.13" calcext:value-type="float">
            <text:p>36.1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float" office:value="33.38" calcext:value-type="float">
            <text:p>33.3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float" office:value="28.85" calcext:value-type="float">
            <text:p>28.8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33.69" calcext:value-type="float">
            <text:p>33.6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office:value-type="float" office:value="29.63" calcext:value-type="float">
            <text:p>29.6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34.13" calcext:value-type="float">
            <text:p>34.13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.91" calcext:value-type="float">
            <text:p>33.9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.44" calcext:value-type="float">
            <text:p>30.4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.98" calcext:value-type="float">
            <text:p>30.9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.66" calcext:value-type="float">
            <text:p>30.6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31.34" calcext:value-type="float">
            <text:p>31.3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float" office:value="27.16" calcext:value-type="float">
            <text:p>27.1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.75" calcext:value-type="float">
            <text:p>30.7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office:value-type="float" office:value="26.67" calcext:value-type="float">
            <text:p>26.6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17.01" calcext:value-type="float">
            <text:p>817.01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2.52" calcext:value-type="float">
            <text:p>32.5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3" office:value-type="float" office:value="368.06" calcext:value-type="float">
            <text:p>368.0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" office:value-type="float" office:value="27.33" calcext:value-type="float">
            <text:p>27.3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" office:value-type="float" office:value="34.99" calcext:value-type="float">
            <text:p>34.9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" office:value-type="float" office:value="37.35" calcext:value-type="float">
            <text:p>37.3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3" office:value-type="float" office:value="28.31" calcext:value-type="float">
            <text:p>28.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3" office:value-type="float" office:value="33.23" calcext:value-type="float">
            <text:p>33.2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3" office:value-type="float" office:value="34.51" calcext:value-type="float">
            <text:p>34.5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3" office:value-type="float" office:value="30.6" calcext:value-type="float">
            <text:p>30.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3" office:value-type="float" office:value="30.47" calcext:value-type="float">
            <text:p>30.47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0.42" calcext:value-type="float">
            <text:p>30.4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2" office:value-type="float" office:value="32.34" calcext:value-type="float">
            <text:p>32.3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2" office:value-type="float" office:value="34.14" calcext:value-type="float">
            <text:p>34.1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2" office:value-type="float" office:value="30.86" calcext:value-type="float">
            <text:p>30.8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2" office:value-type="float" office:value="30.8" calcext:value-type="float">
            <text:p>30.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2" office:value-type="float" office:value="27.63" calcext:value-type="float">
            <text:p>27.6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2" office:value-type="float" office:value="30.29" calcext:value-type="float">
            <text:p>30.2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2" office:value-type="float" office:value="50.76" calcext:value-type="float">
            <text:p>50.7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2" office:value-type="float" office:value="25.74" calcext:value-type="float">
            <text:p>25.74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33.95" calcext:value-type="float">
            <text:p>33.9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5" office:value-type="float" office:value="56.85" calcext:value-type="float">
            <text:p>56.8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5" office:value-type="float" office:value="79.78" calcext:value-type="float">
            <text:p>79.7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5" office:value-type="float" office:value="30.87" calcext:value-type="float">
            <text:p>30.8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5" office:value-type="float" office:value="33.79" calcext:value-type="float">
            <text:p>33.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5" office:value-type="float" office:value="24.5" calcext:value-type="float">
            <text:p>24.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5" office:value-type="float" office:value="123.4" calcext:value-type="float">
            <text:p>123.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5" office:value-type="float" office:value="36.44" calcext:value-type="float">
            <text:p>36.4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5" office:value-type="float" office:value="35.87" calcext:value-type="float">
            <text:p>35.8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5" office:value-type="float" office:value="30.45" calcext:value-type="float">
            <text:p>30.45</text:p>
          </table:table-cell>
          <table:table-cell table:number-columns-repeated="7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VALUASI RO" table:style-name="ta1">
        <table:shapes>
          <draw:frame draw:z-index="0" draw:style-name="gr1" draw:text-style-name="P1" svg:width="595.02pt" svg:height="256.9pt" svg:x="255.71pt" svg:y="57.83pt">
            <loext:p draw:notify-on-update-of-ranges="'EVALUASI RO'.E2:'EVALUASI RO'.J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>
            <text:p>skenario</text:p>
          </table:table-cell>
          <table:table-cell table:style-name="ce1" office:value-type="string" calcext:value-type="string">
            <text:p>R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728" calcext:value-type="float">
            <text:p>1728</text:p>
          </table:table-cell>
          <table:table-cell table:style-name="ce10"/>
          <table:table-cell table:formula="of:=AVERAGE([.C2:.C11])" office:value-type="float" office:value="1490.2" calcext:value-type="float">
            <text:p>1490.2</text:p>
          </table:table-cell>
          <table:table-cell table:formula="of:=AVERAGE([.C12:.C21])" office:value-type="float" office:value="1499.3" calcext:value-type="float">
            <text:p>1499.3</text:p>
          </table:table-cell>
          <table:table-cell table:style-name="ce11" table:formula="of:=AVERAGE([.C22:.C31])" office:value-type="float" office:value="1512.3" calcext:value-type="float">
            <text:p>1512.3</text:p>
          </table:table-cell>
          <table:table-cell table:style-name="ce11" table:formula="of:=AVERAGE([.C32:.C41])" office:value-type="float" office:value="1509.8" calcext:value-type="float">
            <text:p>1509.8</text:p>
          </table:table-cell>
          <table:table-cell table:style-name="ce11" table:formula="of:=AVERAGE([.C42:.C51])" office:value-type="float" office:value="1511.2" calcext:value-type="float">
            <text:p>1511.2</text:p>
          </table:table-cell>
          <table:table-cell table:style-name="ce11" table:formula="of:=AVERAGE([.C52:.C61])" office:value-type="float" office:value="1526.2" calcext:value-type="float">
            <text:p>1526.2</text:p>
          </table:table-cell>
        </table:table-row>
        <table:table-row table:style-name="ro1"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6" office:value-type="float" office:value="1021" calcext:value-type="float">
            <text:p>1021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6" office:value-type="float" office:value="1417" calcext:value-type="float">
            <text:p>1417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6" office:value-type="float" office:value="1722" calcext:value-type="float">
            <text:p>1722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6" office:value-type="float" office:value="1688" calcext:value-type="float">
            <text:p>1688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6" office:value-type="float" office:value="1614" calcext:value-type="float">
            <text:p>161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6" office:value-type="float" office:value="1424" calcext:value-type="float">
            <text:p>1424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6" office:value-type="float" office:value="1402" calcext:value-type="float">
            <text:p>1402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6" office:value-type="float" office:value="1800" calcext:value-type="float">
            <text:p>1800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86" calcext:value-type="float">
            <text:p>1086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79" calcext:value-type="float">
            <text:p>14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4" office:value-type="float" office:value="1074" calcext:value-type="float">
            <text:p>107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4" office:value-type="float" office:value="1811" calcext:value-type="float">
            <text:p>181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1035" calcext:value-type="float">
            <text:p>103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4" office:value-type="float" office:value="1938" calcext:value-type="float">
            <text:p>193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4"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4" office:value-type="float" office:value="1224" calcext:value-type="float">
            <text:p>122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4" office:value-type="float" office:value="1442" calcext:value-type="float">
            <text:p>144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1426" calcext:value-type="float">
            <text:p>1426</text:p>
          </table:table-cell>
          <table:table-cell table:number-columns-repeated="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11" calcext:value-type="float">
            <text:p>151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float" office:value="1604" calcext:value-type="float">
            <text:p>160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float" office:value="1438" calcext:value-type="float">
            <text:p>143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float" office:value="1386" calcext:value-type="float">
            <text:p>138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office:value-type="float" office:value="1565" calcext:value-type="float">
            <text:p>156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office:value-type="float" office:value="1663" calcext:value-type="float">
            <text:p>166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office:value-type="float" office:value="1439" calcext:value-type="float">
            <text:p>14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87" calcext:value-type="float">
            <text:p>1387</text:p>
          </table:table-cell>
          <table:table-cell table:number-columns-repeated="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456" calcext:value-type="float">
            <text:p>145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3" office:value-type="float" office:value="1563" calcext:value-type="float">
            <text:p>156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" office:value-type="float" office:value="1372" calcext:value-type="float">
            <text:p>137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" office:value-type="float" office:value="1454" calcext:value-type="float">
            <text:p>145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3" office:value-type="float" office:value="1495" calcext:value-type="float">
            <text:p>149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3" office:value-type="float" office:value="1512" calcext:value-type="float">
            <text:p>151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3" office:value-type="float" office:value="1568" calcext:value-type="float">
            <text:p>156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3" office:value-type="float" office:value="1576" calcext:value-type="float">
            <text:p>1576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3" office:value-type="float" office:value="1508" calcext:value-type="float">
            <text:p>150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3" office:value-type="float" office:value="1594" calcext:value-type="float">
            <text:p>1594</text:p>
          </table:table-cell>
          <table:table-cell table:number-columns-repeated="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1487" calcext:value-type="float">
            <text:p>148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2" office:value-type="float" office:value="1509" calcext:value-type="float">
            <text:p>150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2"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2" office:value-type="float" office:value="1629" calcext:value-type="float">
            <text:p>162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2" office:value-type="float" office:value="1408" calcext:value-type="float">
            <text:p>1408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2" office:value-type="float" office:value="1447" calcext:value-type="float">
            <text:p>1447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2" office:value-type="float" office:value="1473" calcext:value-type="float">
            <text:p>147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2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549" calcext:value-type="float">
            <text:p>154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5" office:value-type="float" office:value="1603" calcext:value-type="float">
            <text:p>160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5" office:value-type="float" office:value="1485" calcext:value-type="float">
            <text:p>148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5"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5" office:value-type="float" office:value="1513" calcext:value-type="float">
            <text:p>151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5" office:value-type="float" office:value="1392" calcext:value-type="float">
            <text:p>139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5" office:value-type="float" office:value="1529" calcext:value-type="float">
            <text:p>152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5" office:value-type="float" office:value="1712" calcext:value-type="float">
            <text:p>171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5" office:value-type="float" office:value="1531" calcext:value-type="float">
            <text:p>1531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5" office:value-type="float" office:value="1498" calcext:value-type="float">
            <text:p>1498</text:p>
          </table:table-cell>
          <table:table-cell table:number-columns-repeated="7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5:20:43.519967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5-07T15:59:39.572383843</dc:date>
    <meta:editing-duration>P1DT2H34M43S</meta:editing-duration>
    <meta:editing-cycles>92</meta:editing-cycles>
    <meta:generator>LibreOffice/5.1.6.2$Linux_X86_64 LibreOffice_project/10m0$Build-2</meta:generator>
    <meta:document-statistic meta:table-count="5" meta:cell-count="8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92cm" svg:height="9.064cm" xlink:href=".." xlink:type="simple" chart:class="chart:line" chart:style-name="ch1">
        <chart:legend chart:legend-position="end" svg:x="18.695cm" svg:y="4.233cm" style:legend-expansion="high" chart:style-name="ch2"/>
        <chart:plot-area chart:style-name="ch3" table:cell-range-address="'EVALUASI PDR'.E2:'EVALUASI PDR'.J2" svg:x="0.419cm" svg:y="0.181cm" svg:width="17.857cm" svg:height="8.702cm">
          <chartooo:coordinate-region svg:x="1.04cm" svg:y="0.38cm" svg:width="17.143cm" svg:height="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PDR'.E2:'EVALUASI PDR'.J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1.072">
                <text:p>61.072</text:p>
                <draw:g>
                  <svg:desc>'EVALUASI PDR'.E2:'EVALUASI PDR'.J2</svg:desc>
                </draw:g>
              </table:table-cell>
              <table:table-cell office:value-type="float" office:value="57.242">
                <text:p>57.242</text:p>
              </table:table-cell>
              <table:table-cell office:value-type="float" office:value="56.711">
                <text:p>56.711</text:p>
              </table:table-cell>
              <table:table-cell office:value-type="float" office:value="55.697">
                <text:p>55.697</text:p>
              </table:table-cell>
              <table:table-cell office:value-type="float" office:value="53.571">
                <text:p>53.571</text:p>
              </table:table-cell>
              <table:table-cell office:value-type="float" office:value="52.549">
                <text:p>52.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92cm" svg:height="9.064cm" xlink:href=".." xlink:type="simple" chart:class="chart:line" chart:style-name="ch1">
        <chart:legend chart:legend-position="end" svg:x="18.695cm" svg:y="4.233cm" style:legend-expansion="high" chart:style-name="ch2"/>
        <chart:plot-area chart:style-name="ch3" table:cell-range-address="'EVALUASI THROUGHPUT'.E2:'EVALUASI THROUGHPUT'.J2" svg:x="0.419cm" svg:y="0.181cm" svg:width="17.857cm" svg:height="8.702cm">
          <chartooo:coordinate-region svg:x="1.146cm" svg:y="0.38cm" svg:width="17.036cm" svg:height="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THROUGHPUT'.E2:'EVALUASI THROUGHPUT'.J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575">
                <text:p>2.575</text:p>
                <draw:g>
                  <svg:desc>'EVALUASI THROUGHPUT'.E2:'EVALUASI THROUGHPUT'.J2</svg:desc>
                </draw:g>
              </table:table-cell>
              <table:table-cell office:value-type="float" office:value="2.456">
                <text:p>2.456</text:p>
              </table:table-cell>
              <table:table-cell office:value-type="float" office:value="2.39">
                <text:p>2.39</text:p>
              </table:table-cell>
              <table:table-cell office:value-type="float" office:value="2.351">
                <text:p>2.351</text:p>
              </table:table-cell>
              <table:table-cell office:value-type="float" office:value="2.281">
                <text:p>2.281</text:p>
              </table:table-cell>
              <table:table-cell office:value-type="float" office:value="2.231">
                <text:p>2.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92cm" svg:height="9.064cm" xlink:href=".." xlink:type="simple" chart:class="chart:line" chart:style-name="ch1">
        <chart:legend chart:legend-position="end" svg:x="18.695cm" svg:y="4.233cm" style:legend-expansion="high" chart:style-name="ch2"/>
        <chart:plot-area chart:style-name="ch3" table:cell-range-address="'EVALUASI E2ED'.E2:'EVALUASI E2ED'.J2" svg:x="0.419cm" svg:y="0.181cm" svg:width="17.857cm" svg:height="8.702cm">
          <chartooo:coordinate-region svg:x="1.04cm" svg:y="0.38cm" svg:width="16.957cm" svg:height="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E2ED'.E2:'EVALUASI E2ED'.J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0.134">
                <text:p>40.134</text:p>
                <draw:g>
                  <svg:desc>'EVALUASI E2ED'.E2:'EVALUASI E2ED'.J2</svg:desc>
                </draw:g>
              </table:table-cell>
              <table:table-cell office:value-type="float" office:value="31.169">
                <text:p>31.169</text:p>
              </table:table-cell>
              <table:table-cell office:value-type="float" office:value="108.942">
                <text:p>108.942</text:p>
              </table:table-cell>
              <table:table-cell office:value-type="float" office:value="65.737">
                <text:p>65.737</text:p>
              </table:table-cell>
              <table:table-cell office:value-type="float" office:value="32.398">
                <text:p>32.398</text:p>
              </table:table-cell>
              <table:table-cell office:value-type="float" office:value="48.59">
                <text:p>48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92cm" svg:height="9.064cm" xlink:href=".." xlink:type="simple" chart:class="chart:line" chart:style-name="ch1">
        <chart:legend chart:legend-position="end" svg:x="18.695cm" svg:y="4.233cm" style:legend-expansion="high" chart:style-name="ch2"/>
        <chart:plot-area chart:style-name="ch3" table:cell-range-address="'EVALUASI RO'.E2:'EVALUASI RO'.J2" svg:x="0.419cm" svg:y="0.181cm" svg:width="17.857cm" svg:height="8.702cm">
          <chartooo:coordinate-region svg:x="1.411cm" svg:y="0.38cm" svg:width="16.771cm" svg:height="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VALUASI RO'.E2:'EVALUASI RO'.J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490.2">
                <text:p>1490.2</text:p>
                <draw:g>
                  <svg:desc>'EVALUASI RO'.E2:'EVALUASI RO'.J2</svg:desc>
                </draw:g>
              </table:table-cell>
              <table:table-cell office:value-type="float" office:value="1499.3">
                <text:p>1499.3</text:p>
              </table:table-cell>
              <table:table-cell office:value-type="float" office:value="1512.3">
                <text:p>1512.3</text:p>
              </table:table-cell>
              <table:table-cell office:value-type="float" office:value="1509.8">
                <text:p>1509.8</text:p>
              </table:table-cell>
              <table:table-cell office:value-type="float" office:value="1511.2">
                <text:p>1511.2</text:p>
              </table:table-cell>
              <table:table-cell office:value-type="float" office:value="1526.2">
                <text:p>152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